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377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524cm" svg:y="0.762cm">
          <draw:text-box>
            <text:p text:style-name="P1"><text:span text:style-name="T1">HYMN #394</text:span></text:p>
            <text:p text:style-name="P1"><text:span text:style-name="T2">“</text:span><text:span text:style-name="T2">Songs of Thankfulness and Prais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892cm" svg:height="7.011cm" svg:x="1.524cm" svg:y="0.762cm">
          <draw:text-box>
            <text:p text:style-name="P1"><text:span text:style-name="T3">1.</text:span><text:span text:style-name="T4"> Songs of thankfulness and praise,</text:span></text:p>
            <text:p text:style-name="P1"><text:span text:style-name="T4">Jesus, Lord, to Thee we raise,</text:span></text:p>
            <text:p text:style-name="P1"><text:span text:style-name="T4">Manifested by the star</text:span></text:p>
            <text:p text:style-name="P1"><text:span text:style-name="T4">To the sages from afa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4" draw:layer="layout" svg:width="24.892cm" svg:height="7.011cm" svg:x="1.524cm" svg:y="0.762cm">
          <draw:text-box>
            <text:p text:style-name="P1"><text:span text:style-name="T4">Branch of royal David’s stem</text:span></text:p>
            <text:p text:style-name="P1"><text:span text:style-name="T4">In Thy birth at Bethlehem:</text:span></text:p>
            <text:p text:style-name="P1"><text:span text:style-name="T4">Anthems be to Thee addressed,</text:span></text:p>
            <text:p text:style-name="P1"><text:span text:style-name="T4">God in man made manif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4" draw:layer="layout" svg:width="24.892cm" svg:height="7.011cm" svg:x="1.524cm" svg:y="0.762cm">
          <draw:text-box>
            <text:p text:style-name="P1"><text:span text:style-name="T3">2.</text:span><text:span text:style-name="T4"> Manifest at Jordan’s stream,</text:span></text:p>
            <text:p text:style-name="P1"><text:span text:style-name="T4">Prophet, Priest, and King supreme;</text:span></text:p>
            <text:p text:style-name="P1"><text:span text:style-name="T4">And at Cana wedding guest</text:span></text:p>
            <text:p text:style-name="P1"><text:span text:style-name="T4">In Thy Godhead manifes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4" draw:text-style-name="P4" draw:layer="layout" svg:width="24.892cm" svg:height="7.112cm" svg:x="1.524cm" svg:y="0.762cm">
          <draw:text-box>
            <text:p text:style-name="P1"><text:span text:style-name="T4">Manifest in pow’r divine,</text:span></text:p>
            <text:p text:style-name="P1"><text:span text:style-name="T4">Changing water into wine;</text:span></text:p>
            <text:p text:style-name="P1"><text:span text:style-name="T4">Anthems be to Thee addressed,</text:span></text:p>
            <text:p text:style-name="P1"><text:span text:style-name="T4">God in man made manif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4" draw:text-style-name="P4" draw:layer="layout" svg:width="24.892cm" svg:height="7.112cm" svg:x="1.524cm" svg:y="0.762cm">
          <draw:text-box>
            <text:p text:style-name="P1"><text:span text:style-name="T3">3.</text:span><text:span text:style-name="T4"><text:tab/></text:span><text:span text:style-name="T4">Manifest in making whole</text:span></text:p>
            <text:p text:style-name="P1"><text:span text:style-name="T4">Palsied limbs and fainting soul;</text:span></text:p>
            <text:p text:style-name="P1"><text:span text:style-name="T4">Manifest in valiant fight,</text:span></text:p>
            <text:p text:style-name="P1"><text:span text:style-name="T4">Quelling all the devil’s migh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4" draw:text-style-name="P4" draw:layer="layout" svg:width="24.892cm" svg:height="7.112cm" svg:x="1.524cm" svg:y="0.762cm">
          <draw:text-box>
            <text:p text:style-name="P1"><text:span text:style-name="T4">Manifest in gracious will,</text:span></text:p>
            <text:p text:style-name="P1"><text:span text:style-name="T4">Ever bringing good from ill;</text:span></text:p>
            <text:p text:style-name="P1"><text:span text:style-name="T4">Anthems be to Thee addressed,</text:span></text:p>
            <text:p text:style-name="P1"><text:span text:style-name="T4">God in man made manif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4" draw:text-style-name="P4" draw:layer="layout" svg:width="24.892cm" svg:height="7.112cm" svg:x="1.524cm" svg:y="0.762cm">
          <draw:text-box>
            <text:p text:style-name="P1"><text:span text:style-name="T3">4.</text:span><text:span text:style-name="T4"><text:tab/></text:span><text:span text:style-name="T4">Sun and moon shall darkened be,</text:span></text:p>
            <text:p text:style-name="P1"><text:span text:style-name="T4">Stars shall fall, the heav’ns shall flee;</text:span></text:p>
            <text:p text:style-name="P1"><text:span text:style-name="T4">Christ will then like lightning shine,</text:span></text:p>
            <text:p text:style-name="P1"><text:span text:style-name="T4">All will see His glorious sign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4" draw:text-style-name="P4" draw:layer="layout" svg:width="24.892cm" svg:height="7.112cm" svg:x="1.524cm" svg:y="0.762cm">
          <draw:text-box>
            <text:p text:style-name="P1"><text:span text:style-name="T4">All will then the trumpet hear,</text:span></text:p>
            <text:p text:style-name="P1"><text:span text:style-name="T4">All will see the Judge appear;</text:span></text:p>
            <text:p text:style-name="P1"><text:span text:style-name="T4">Thou by all wilt be confessed,</text:span></text:p>
            <text:p text:style-name="P1"><text:span text:style-name="T4">God in man made manif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4" draw:text-style-name="P4" draw:layer="layout" svg:width="24.892cm" svg:height="7.112cm" svg:x="1.524cm" svg:y="0.762cm">
          <draw:text-box>
            <text:p text:style-name="P1"><text:span text:style-name="T3">5.</text:span><text:span text:style-name="T4"><text:tab/></text:span><text:span text:style-name="T4">Grant us grace to see Thee, Lord,</text:span></text:p>
            <text:p text:style-name="P1"><text:span text:style-name="T4">Present in Thy holy Word—</text:span></text:p>
            <text:p text:style-name="P1"><text:span text:style-name="T4">Grace to imitate Thee now</text:span></text:p>
            <text:p text:style-name="P1"><text:span text:style-name="T4">And be pure, as pure art Thou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5" draw:text-style-name="P4" draw:layer="layout" svg:width="24.892cm" svg:height="12.651cm" svg:x="1.524cm" svg:y="0.762cm">
          <draw:text-box>
            <text:p text:style-name="P1"><text:span text:style-name="T4">That we might become like Thee</text:span></text:p>
            <text:p text:style-name="P1"><text:span text:style-name="T4">At Thy great epiphany</text:span></text:p>
            <text:p text:style-name="P1"><text:span text:style-name="T4">And may praise Thee, ever blest,</text:span></text:p>
            <text:p text:style-name="P1"><text:span text:style-name="T4">God in man made manifest.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<text:s text:c="10"/></text:span><text:span text:style-name="T5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1:47:39.921000000</meta:creation-date>
    <dc:date>2019-01-16T23:28:41.191000000</dc:date>
    <meta:editing-duration>PT7M5S</meta:editing-duration>
    <meta:editing-cycles>7</meta:editing-cycles>
    <meta:generator>LibreOffice/6.1.3.2$Windows_X86_64 LibreOffice_project/86daf60bf00efa86ad547e59e09d6bb77c699acb</meta:generator>
    <meta:document-statistic meta:object-count="186"/>
  </office:meta>
</office:document-meta>
</file>